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4aa53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75c66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09cm"/>
    </style:style>
    <style:style style:name="T63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officeooo:rsid="004e00d8"/>
    </style:style>
    <style:style style:name="T65" style:family="text">
      <style:text-properties officeooo:rsid="0055425f"/>
    </style:style>
    <style:style style:name="T66" style:family="text">
      <style:text-properties officeooo:rsid="0066bdc7"/>
    </style:style>
    <style:style style:name="T67" style:family="text">
      <style:text-properties fo:letter-spacing="-0.016cm"/>
    </style:style>
    <style:style style:name="T6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8"><text:text-input text:description="&lt;for each=&quot;line2 in line.taxes_id&quot;&gt;">F</text:text-input></text:span><text:text-input text:description="&lt;line2.description&gt;">10,5%</text:text-input><text:span text:style-name="T68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8"><text:text-input text:description="&lt;line.product_qty&gt;">25,45</text:text-input></text:span><text:span text:style-name="T18"> </text:span><text:span text:style-name="T18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5c660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6-06T11:45:20.876494517</dc:date>
    <meta:editing-duration>P1DT20H42M6S</meta:editing-duration>
    <meta:editing-cycles>345</meta:editing-cycles>
    <meta:generator>LibreOffice/4.2.8.2$Linux_X86_64 LibreOffice_project/420m0$Build-2</meta:generator>
    <meta:document-statistic meta:table-count="6" meta:image-count="0" meta:object-count="0" meta:page-count="1" meta:paragraph-count="56" meta:word-count="269" meta:character-count="1571" meta:non-whitespace-character-count="1504"/>
  </office:meta>
</office:document-meta>
</file>